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Microsoft YaHei" svg:font-family="'Microsoft YaHei'" style:font-family-generic="system" style:font-pitch="variable"/>
    <style:font-face style:name="Mitra" svg:font-family="Mitra, 'Courier New'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raditional Arabic" svg:font-family="'Traditional Arabic'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LibreOffice.<text:line-break/></text:p>
      <text:p text:style-name="Standard">How are you?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Microsoft YaHei" svg:font-family="'Microsoft YaHei'" style:font-family-generic="system" style:font-pitch="variable"/>
    <style:font-face style:name="Mitra" svg:font-family="Mitra, 'Courier New'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raditional Arabic" svg:font-family="'Traditional Arabic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Traditional Arabic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Traditional Arabic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itra" style:font-family-complex="Mitra, 'Courier New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00:52:06.677000000</meta:creation-date>
    <dc:date>2023-08-28T00:52:09.799000000</dc:date>
    <meta:editing-duration>PT4S</meta:editing-duration>
    <meta:editing-cycles>1</meta:editing-cycles>
    <meta:document-statistic meta:table-count="0" meta:image-count="0" meta:object-count="0" meta:page-count="1" meta:paragraph-count="2" meta:word-count="5" meta:character-count="32" meta:non-whitespace-character-count="28"/>
    <meta:generator>LibreOffice/7.6.0.3$Windows_X86_64 LibreOffice_project/69edd8b8ebc41d00b4de3915dc82f8f0fc3b6265</meta:generator>
  </office:meta>
</office:document-meta>
</file>